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10"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Liberation Serif" fo:font-size="20pt" style:text-underline-style="none"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15"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16"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17" style:family="paragraph" style:parent-style-name="Standard" style:list-style-name="L1">
      <style:text-properties style:font-name="Liberation Serif" fo:font-size="12pt" style:font-size-asian="12pt" style:font-size-complex="12pt"/>
    </style:style>
    <style:style style:name="P18" style:family="paragraph" style:parent-style-name="Standard" style:list-style-name="L6">
      <style:text-properties style:font-name="Liberation Serif" fo:font-size="12pt" style:font-size-asian="12pt" style:font-size-complex="12pt"/>
    </style:style>
    <style:style style:name="P19"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9">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1">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font-name="Liberation Serif" fo:font-size="12pt" fo:font-weight="normal" style:font-size-asian="12pt" style:font-weight-asian="normal" style:font-size-complex="12pt" style:font-weight-complex="normal"/>
    </style:style>
    <style:style style:name="P26"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list-style-name="L2">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Standard" style:list-style-name="L5">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9"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text-properties fo:font-weight="normal" style:font-weight-asian="normal" style:font-weight-complex="normal"/>
    </style:style>
    <style:style style:name="P35" style:family="paragraph" style:parent-style-name="Standard" style:list-style-name="L12">
      <style:text-properties fo:font-weight="normal" style:font-weight-asian="normal" style:font-weight-complex="normal"/>
    </style:style>
    <style:style style:name="P36" style:family="paragraph" style:parent-style-name="Standard" style:list-style-name="L13">
      <style:text-properties fo:font-weight="normal" style:font-weight-asian="normal" style:font-weight-complex="normal"/>
    </style:style>
    <style:style style:name="P37" style:family="paragraph" style:parent-style-name="Standard" style:list-style-name="L14">
      <style:text-properties fo:font-weight="normal" style:font-weight-asian="normal" style:font-weight-complex="normal"/>
    </style:style>
    <style:style style:name="P38" style:family="paragraph" style:parent-style-name="Standard" style:list-style-name="L12"/>
    <style:style style:name="P39" style:family="paragraph" style:parent-style-name="Standard" style:list-style-name="L12">
      <style:text-properties fo:font-style="normal" fo:font-weight="normal" style:font-style-asian="normal" style:font-weight-asian="normal" style:font-style-complex="normal" style:font-weight-complex="normal"/>
    </style:style>
    <style:style style:name="P40" style:family="paragraph" style:parent-style-name="Standard" style:list-style-name="L13">
      <style:text-properties fo:font-style="normal" fo:font-weight="normal" style:font-style-asian="normal" style:font-weight-asian="normal" style:font-style-complex="normal" style:font-weight-complex="normal"/>
    </style:style>
    <style:style style:name="P41"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L3">
      <style:paragraph-properties fo:margin-left="0in" fo:margin-right="0in" fo:text-indent="-0.25in"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style:font-name="Liberation Serif" fo:font-size="12pt" fo:font-style="normal" style:text-underline-style="none" style:font-size-asian="12pt" style:font-style-asian="normal" style:font-size-complex="12pt" style:font-style-complex="normal"/>
    </style:style>
    <style:style style:name="T15"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3">Guide to continuing the laser scan calibration</text:p>
      <text:p text:style-name="P14"/>
      <text:p text:style-name="P14">by Daniel Mäk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tab/>supervised by:<text:tab/><text:tab/></text:p>
      <text:p text:style-name="P9">Felix Meßmer<text:tab/><text:tab/></text:p>
      <text:p text:style-name="P41">Calibration explained</text:p>
      <text:p text:style-name="P8"/>
      <text:p text:style-name="P4">In order for an advanced robotic system to manipulate or interact with its environment, information about its environment must first be obtained. Acquiring this information is done via the sensors of the robot. The sensors on a robot obtain data which is processed, producing a certain output. Depending on the robots current goal, the output data is send to the manipulators of the robot. A manipulator is an object, for example a robot arm, that manipulates or interacts with the robots environment. In order for the robot to send the correct output to a manipulator, the robot has to know where the manipulator is located. In other words, if the robot wants to grab a glass from a table, it first needs to know where its arm and camera are located in order to detect and grasp the glass correctly. Therefore, when building a robot, one has to provide a position for every component. However, when specifying a position, one has to understand that a position is actually made out of two points. Meaning, a position is actually the distance between two points. Now, the best way to build a robust robot is to create a common reference point. Meaning that each component of the robot has a position with respect to the common reference point. This, for example, also allows the robot to give coordinates to objects in its environment because everything can be calculated back to this reference point. This is where calibration comes into play.</text:p>
      <text:p text:style-name="P4">After one has manually measured all distances between every component and reference point, these measurements can then be improved with calibration. For a robot like the Care-O-Bot, it is important to achieve very accurate manipulation and therefore, it is highly effective to calibrate the components by using an algorithm that automatically finds and adjusts the accuracy of each manual measurement.</text:p>
      <text:p text:style-name="P3"/>
      <text:p text:style-name="P3"/>
      <text:p text:style-name="P10">Background</text:p>
      <text:p text:style-name="P8"/>
      <text:p text:style-name="P3">At Fraunhofer IPA, we use the open source calibration algorithm code from Willow Garage from Vijay Pradeep. At Fraunhofer, a student (<text:span text:style-name="T11">Sebastian Haug</text:span>) writing his Bachelor thesis, had implemented Vijays algorithm (also used on the PR2) to the Care-O-Bot 3-6. Sebastian was able to successfully calibrate the robot arm, torso and camera.</text:p>
      <text:p text:style-name="P3">After Sebastian left Fraunhofer, a student (<text:span text:style-name="T11">Jannik Abbenseth</text:span>) took his place and continued Sebastians work by further improving the calibration algorithm. Janniks modifications allowed the calibration procedure to be run on multiple different robotic platforms like the rob@work and other Care-O-Bot versions.</text:p>
      <text:p text:style-name="P3">When Jannik finished, another student (<text:span text:style-name="T11">Daniel Mäki</text:span>) continued the calibration topic. Daniel mainly focused on the calibration of the laser scanners. This report gives a detailed explanation on the procedure of the laser scanner calibration.</text:p>
      <text:p text:style-name="P3"/>
      <text:p text:style-name="P3"/>
      <text:p text:style-name="P10">Calibration algorithm</text:p>
      <text:p text:style-name="P8"/>
      <text:p text:style-name="P3">For a detailed explanation on the calibration algorithm, read the conference paper from Vijay Pradeep.</text:p>
      <text:p text:style-name="P7"/>
      <text:list xml:id="list13829158881" text:style-name="L1">
        <text:list-item>
          <text:p text:style-name="P17"><text:span text:style-name="T7">Calibrating a multi-arm multi-sensor robot: A Bundle Adjustment Approach<text:line-break/>Conference Paper by Vijay Pradeep<text:line-break/></text:span><text:a xlink:type="simple" xlink:href="http://www.willowgarage.com/sites/default/files/calibration.pdf">http://www.willowgarage.com/sites/default/files/calibration.pdf</text:a></text:p>
        </text:list-item>
      </text:list>
      <text:p text:style-name="P6"/>
      <text:p text:style-name="P6"/>
      <text:p text:style-name="P6"/>
      <text:p text:style-name="P6"/>
      <text:p text:style-name="P10"><text:soft-page-break/>The calibration object</text:p>
      <text:p text:style-name="P8"/>
      <text:p text:style-name="P4">As explained in Vijays paper, a fixed point in the robots environment is required to use the calibration algorithm. This fixed point can be obtained by detecting a predefined object in the robots environment.</text:p>
      <text:p text:style-name="P2"><text:span text:style-name="T1">In our case, the object exists of three standing cylinders with on top a checkerboard. The three cylinders all have a different radius, the small cylinder has a radius of 3cm, the medium cylinder has a radius of 6cm and the large cylinder has a radius of 9cm (</text:span>0.03m, 0.06m and 0.09m<text:span text:style-name="T1">). The three cylinders are setup as an </text:span>equilateral triangle<text:span text:style-name="T1">, meaning that all sides have the same length and all three angles are exactly 60 degrees (30/pi). The lengths of the sides are measured from each center of the cylinders (</text:span>40cm<text:span text:style-name="T1">). The checkerboard has a grid of 6x9 black and white squares. The cylinders are used by the laser scanner and the checkerboard is used by the camera.</text:span></text:p>
      <text:p text:style-name="P4"/>
      <text:p text:style-name="P4">A 3d-model of the calibration object can be found in:</text:p>
      <text:list xml:id="list157964248" text:style-name="L2">
        <text:list-item>
          <text:p text:style-name="P27">/cob_calibration/cob_laser_calibration/objects/cal_obj.urdf</text:p>
        </text:list-item>
      </text:list>
      <text:p text:style-name="P26"/>
      <text:p text:style-name="P5">To spawn the calibration object in Gazebo (Gazebo must be running) write in terminal:</text:p>
      <text:list xml:id="list440846094" text:continue-numbering="true" text:style-name="L2">
        <text:list-item>
          <text:p text:style-name="P27">roslaunch cob_laser_calibration cal_obj.launch</text:p>
        </text:list-item>
      </text:list>
      <text:p text:style-name="P5"/>
      <text:p text:style-name="P5">The calibration object can be modified as desired but it must fulfill the following conditions:</text:p>
      <text:list xml:id="list878297721" text:style-name="L3">
        <text:list-item>
          <text:p text:style-name="P24">The calibration object must exist of three cylinders (small, medium and large) and one checkerboard.</text:p>
        </text:list-item>
        <text:list-item>
          <text:p text:style-name="P24">The checkerboard has to be placed on top of the cylinders so that it is visible to the camera.</text:p>
        </text:list-item>
        <text:list-item>
          <text:p text:style-name="P24">The cylinders have to be setup straight, so that they are standing.</text:p>
        </text:list-item>
        <text:list-item>
          <text:p text:style-name="P24">The size of the cylinder radii must grow linearly, meaning, medium=2*small and large=3*small.</text:p>
        </text:list-item>
        <text:list-item>
          <text:p text:style-name="P24">The centers of the cylinders must be positioned in an equilateral triangle.</text:p>
        </text:list-item>
        <text:list-item>
          <text:p text:style-name="P24">When viewing the calibration object from above, the large cylinder must be at the bottom aligned with the x-axis, the small cylinder on the left side and the medium cylinder on the right side.</text:p>
        </text:list-item>
        <text:list-item>
          <text:p text:style-name="P24">The center of the triangle and the center of the checkerboard are aligned in the z-axis with the checkerboard orientated so that one of its short sides points towards the large cylinder.</text:p>
        </text:list-item>
      </text:list>
      <text:p text:style-name="P5"/>
      <text:list xml:id="list111982752" text:continue-numbering="true" text:style-name="L3">
        <text:list-header>
          <text:p text:style-name="P42"><text:span text:style-name="T10">Note that all changes, like height, radii and distance, which are made to the calibration object must also be applied to the </text:span><text:span text:style-name="T2">determine_cal_obj_pose.py</text:span><text:span text:style-name="T7"> script.</text:span></text:p>
        </text:list-header>
      </text:list>
      <text:p text:style-name="P4"/>
      <text:p text:style-name="P4"/>
      <text:p text:style-name="P10">The laser scanner</text:p>
      <text:p text:style-name="P4"/>
      <text:p text:style-name="P4">In order to understand the next chapter where we go through the detection of the calibration object, one should first know how the laser scanner works.</text:p>
      <text:p text:style-name="P4">The laser scanner of the Care-O-Bot returns a horizontal line of points. Each point has an angle and a distance. Using these two values, we can compute the x and y coordinates of each point and create a 2D projection. When the laser scanner makes its measurements between 5 and 10 hertz, it increments its angle each time with 0.5 degrees (0.00872666668147 RAD), starting from -135 degrees (-2.35619997978 RAD) until +135 degrees (2.35619997978 RAD).</text:p>
      <text:p text:style-name="P4"/>
      <text:p text:style-name="P4"/>
      <text:p text:style-name="P10"><text:soft-page-break/>Detecting the calibration object</text:p>
      <text:p text:style-name="P8"/>
      <text:p text:style-name="P8">Before explaining the scripts used for detecting the calibration object, we shall first explain the approach that we took on determining the pose of the calibration object. Because the laser scan only provides a horizontal line of depth points, BLABLABLA</text:p>
      <text:p text:style-name="P8"/>
      <text:p text:style-name="P4">The following description is a walk-through for the scripts used to determine the calibration object pose.<text:span text:style-name="T6"> We shall start with the upper level script. The script returns the quaternion coordinates of the calibration object with respect to the base (</text:span><text:span text:style-name="T8">/base_footprint</text:span><text:span text:style-name="T6">).</text:span></text:p>
      <text:p text:style-name="P6"/>
      <text:p text:style-name="P6">The file path of this script is:</text:p>
      <text:list xml:id="list1222928453" text:style-name="L5">
        <text:list-item>
          <text:p text:style-name="P28">/cob_calibration/cob_laser_calibration/scripts/</text:p>
        </text:list-item>
      </text:list>
      <text:p text:style-name="P6"/>
      <text:p text:style-name="P6">To run the script in terminal, write:</text:p>
      <text:list xml:id="list1946677553" text:style-name="L6">
        <text:list-item>
          <text:p text:style-name="P18"><text:span text:style-name="T7"><text:s/></text:span><text:span text:style-name="T3">rosrun cob_laser_calibration determine_cal_obj_pose.py</text:span></text:p>
        </text:list-item>
      </text:list>
      <text:p text:style-name="P6"/>
      <text:p text:style-name="P6">Package name = "cob_laser_calibration"</text:p>
      <text:p text:style-name="P6">Node name = "laser_scan_calibration"</text:p>
      <text:p text:style-name="P6"/>
      <text:p text:style-name="P6">Imports:</text:p>
      <text:list xml:id="list1481196401" text:style-name="L7">
        <text:list-item>
          <text:p text:style-name="P30"><text:span text:style-name="T15">LaserScan</text:span><text:span text:style-name="T12"> message, is found in </text:span><text:span text:style-name="T15">sensor_msgs/msg</text:span></text:p>
        </text:list-item>
        <text:list-item>
          <text:p text:style-name="P30"><text:span text:style-name="T12">Uses all classes from </text:span><text:span text:style-name="T15">visualize_laser_scan.py,</text:span><text:span text:style-name="T12"> located in the same directory as </text:span><text:span text:style-name="T15">determine_cal_obj_pose.py</text:span></text:p>
        </text:list-item>
      </text:list>
      <text:p text:style-name="P6"/>
      <text:p text:style-name="P6">Global variables:</text:p>
      <text:list xml:id="list1158305304" text:style-name="L8">
        <text:list-item>
          <text:p text:style-name="P31"><text:span text:style-name="T12">The </text:span><text:span text:style-name="T13">scanner_location</text:span><text:span text:style-name="T12"> will determine whether you detect the calibration object with the </text:span><text:span text:style-name="T15">front </text:span><text:span text:style-name="T12">or </text:span><text:span text:style-name="T15">rear </text:span><text:span text:style-name="T12">laser scanner.</text:span></text:p>
        </text:list-item>
        <text:list-item>
          <text:p text:style-name="P31"><text:span text:style-name="T12">The </text:span><text:span text:style-name="T13">resolution</text:span><text:span text:style-name="T12"> is probably something you will have to change if you want to switch between visualization or precise detection. A resolution of 200 or lower will give you an image for visualizing the actual laser scan image. For making precise detections, I would suggest you use a resolution between 1000 and 2000. A resolution of </text:span><text:span text:style-name="T13">1000</text:span><text:span text:style-name="T12"> will return calculations with an accuracy of </text:span><text:span text:style-name="T13">1mm</text:span><text:span text:style-name="T12">.</text:span></text:p>
        </text:list-item>
        <text:list-item>
          <text:p text:style-name="P31"><text:span text:style-name="T12">If the calibration objects properties are changed, all changes must also be applied in this script under </text:span><text:span text:style-name="T13">cylinder</text:span><text:span text:style-name="T12">.</text:span></text:p>
        </text:list-item>
      </text:list>
      <text:p text:style-name="P6"/>
      <text:p text:style-name="P6"/>
      <text:p text:style-name="Standard"><text:span text:style-name="T12">The </text:span><text:span text:style-name="T13">script</text:span><text:span text:style-name="T12"> contains comment lines with numbering which correspond to the following numbers:</text:span></text:p>
      <text:p text:style-name="P6"/>
      <text:list xml:id="list1438351271" text:style-name="L9">
        <text:list-item>
          <text:p text:style-name="P32"><text:span text:style-name="T12">The script starts by retrieving the </text:span><text:span text:style-name="T13">pose</text:span><text:span text:style-name="T12"> </text:span><text:span text:style-name="T13">of</text:span><text:span text:style-name="T12"> the </text:span><text:span text:style-name="T13">laser scanner</text:span><text:span text:style-name="T12"> with respect to “</text:span><text:span text:style-name="T15">/base_footprint</text:span><text:span text:style-name="T12">”.</text:span></text:p>
          <text:p text:style-name="P20"/>
        </text:list-item>
        <text:list-item>
          <text:p text:style-name="P32"><text:span text:style-name="T12">Then we </text:span><text:span text:style-name="T13">create</text:span><text:span text:style-name="T12"> a </text:span><text:span text:style-name="T13">callback</text:span><text:span text:style-name="T12"> </text:span><text:span text:style-name="T13">function</text:span><text:span text:style-name="T12"> for </text:span><text:span text:style-name="T13">retrieving</text:span><text:span text:style-name="T12"> the </text:span><text:span text:style-name="T13">sensor data</text:span><text:span text:style-name="T12"> from the laser scanner. For this we use the </text:span><text:span text:style-name="T15">LaserScan</text:span><text:span text:style-name="T12"> message.</text:span></text:p>
          <text:p text:style-name="P20"/>
        </text:list-item>
        <text:list-item>
          <text:p text:style-name="P32"><text:span text:style-name="T12">Next we </text:span><text:span text:style-name="T13">create</text:span><text:span text:style-name="T12"> a </text:span><text:span text:style-name="T13">loop</text:span><text:span text:style-name="T12"> for detecting the calibration object and </text:span><text:span text:style-name="T13">appending</text:span><text:span text:style-name="T12"> </text:span><text:span text:style-name="T13">each</text:span><text:span text:style-name="T12"> </text:span><text:span text:style-name="T13">successful</text:span><text:span text:style-name="T12"> </text:span><text:span text:style-name="T13">detection</text:span><text:span text:style-name="T12"> to a list until either the </text:span><text:span text:style-name="T15">success_counter</text:span><text:span text:style-name="T12"> or the </text:span><text:span text:style-name="T15">fail_counter</text:span><text:span text:style-name="T12"> has exceeded its limit.</text:span></text:p>
          <text:p text:style-name="P20"/>
        </text:list-item>
        <text:list-item>
          <text:p text:style-name="P32"><text:span text:style-name="T12">Within this loop, we first </text:span><text:span text:style-name="T13">get</text:span><text:span text:style-name="T12"> an </text:span><text:span text:style-name="T13">average</text:span><text:span text:style-name="T12"> </text:span><text:span text:style-name="T13">scan</text:span><text:span text:style-name="T12">, </text:span><text:span text:style-name="T13">removing</text:span><text:span text:style-name="T12"> most of the </text:span><text:span text:style-name="T13">noise</text:span><text:span text:style-name="T12"> that comes with each individual scan. This uses the class </text:span><text:span text:style-name="T16">Get_laserscan</text:span><text:span text:style-name="T12"> from </text:span><text:span text:style-name="T15">visualize_laser_scan.py</text:span><text:span text:style-name="T12">.</text:span></text:p>
          <text:p text:style-name="P20"><text:soft-page-break/></text:p>
        </text:list-item>
        <text:list-item>
          <text:p text:style-name="P32"><text:span text:style-name="T12">In each new round, we </text:span><text:span text:style-name="T13">create</text:span><text:span text:style-name="T12"> a new </text:span><text:span text:style-name="T13">image</text:span><text:span text:style-name="T12"> containing the laser scan data. This uses the class </text:span><text:span text:style-name="T16">Visualize_laserscan</text:span><text:span text:style-name="T12"> from </text:span><text:span text:style-name="T15">visualize_laser_scan.py</text:span><text:span text:style-name="T12">.</text:span></text:p>
          <text:p text:style-name="P20"/>
        </text:list-item>
        <text:list-item>
          <text:p text:style-name="P32"><text:span text:style-name="T12">After creating the image, we use the </text:span><text:span text:style-name="T16">Detect_calibration_object</text:span><text:span text:style-name="T12"> class from </text:span><text:span text:style-name="T15">visualize_laser_scan.py</text:span><text:span text:style-name="T12"> for </text:span><text:span text:style-name="T13">detecting</text:span><text:span text:style-name="T12"> the </text:span><text:span text:style-name="T13">pose</text:span><text:span text:style-name="T12"> </text:span><text:span text:style-name="T13">of</text:span><text:span text:style-name="T12"> the </text:span><text:span text:style-name="T13">calibration</text:span><text:span text:style-name="T12"> </text:span><text:span text:style-name="T13">object</text:span><text:span text:style-name="T12"> within the image.</text:span></text:p>
          <text:p text:style-name="P20"/>
        </text:list-item>
        <text:list-item>
          <text:p text:style-name="P32"><text:span text:style-name="T12">When the pose is received, we </text:span><text:span text:style-name="T13">convert</text:span><text:span text:style-name="T12"> the calibration object </text:span><text:span text:style-name="T13">pose</text:span><text:span text:style-name="T12"> </text:span><text:span text:style-name="T13">into</text:span><text:span text:style-name="T12"> </text:span><text:span text:style-name="T13">Euler</text:span><text:span text:style-name="T12"> coordinates, </text:span><text:span text:style-name="T13">append</text:span><text:span text:style-name="T12"> this </text:span><text:span text:style-name="T13">to</text:span><text:span text:style-name="T12"> the </text:span><text:span text:style-name="T16">successful_detections</text:span><text:span text:style-name="T12"> list and increment the success_counter. However, if the calibration object was not detected successfully, we will not append this pose to the list and we increment the </text:span><text:span text:style-name="T15">fail_counter</text:span><text:span text:style-name="T12">.</text:span></text:p>
          <text:p text:style-name="P20"/>
        </text:list-item>
        <text:list-item>
          <text:p text:style-name="P32"><text:span text:style-name="T12">Regardless of which counter limit is exceeded, we </text:span><text:span text:style-name="T13">calculate</text:span><text:span text:style-name="T12"> the </text:span><text:span text:style-name="T13">average</text:span><text:span text:style-name="T12"> </text:span><text:span text:style-name="T13">pose</text:span><text:span text:style-name="T12"> from all poses in the <text:s/></text:span><text:span text:style-name="T15">successful_detections</text:span><text:span text:style-name="T12"> list </text:span><text:span text:style-name="T13">and</text:span><text:span text:style-name="T12"> also calculate the </text:span><text:span text:style-name="T13">standard</text:span><text:span text:style-name="T12"> </text:span><text:span text:style-name="T13">devision</text:span><text:span text:style-name="T12"> for each detection.</text:span></text:p>
          <text:p text:style-name="P20"/>
        </text:list-item>
        <text:list-item>
          <text:p text:style-name="P32"><text:span text:style-name="T12">Once that is done, we </text:span><text:span text:style-name="T13">draw</text:span><text:span text:style-name="T12"> the average calibration object </text:span><text:span text:style-name="T13">pose</text:span><text:span text:style-name="T12"> </text:span><text:span text:style-name="T13">in</text:span><text:span text:style-name="T12"> the </text:span><text:span text:style-name="T13">image</text:span><text:span text:style-name="T12">.</text:span></text:p>
          <text:p text:style-name="P20"/>
        </text:list-item>
        <text:list-item>
          <text:p text:style-name="P32">Then <text:span text:style-name="T11">convert</text:span> the <text:span text:style-name="T11">Euler</text:span> <text:span text:style-name="T1">pose</text:span> <text:span text:style-name="T11">into</text:span> a <text:span text:style-name="T11">quaternion</text:span> <text:span text:style-name="T1">pose</text:span></text:p>
          <text:p text:style-name="P20"/>
        </text:list-item>
        <text:list-item>
          <text:p text:style-name="P32"><text:span text:style-name="T12">Then finally, </text:span><text:span text:style-name="T13">print</text:span><text:span text:style-name="T12"> the </text:span><text:span text:style-name="T13">results</text:span></text:p>
        </text:list-item>
      </text:list>
      <text:p text:style-name="P7"/>
      <text:p text:style-name="P7"/>
      <text:p text:style-name="Standard"><text:span text:style-name="T12">Now we shall </text:span><text:span text:style-name="T13">proceed</text:span><text:span text:style-name="T12"> with </text:span><text:span text:style-name="T13">explaining</text:span><text:span text:style-name="T12"> the three classes from </text:span><text:span text:style-name="T16">visualize_laser_scan.py</text:span><text:span text:style-name="T15"> </text:span><text:span text:style-name="T12">used in step 4, 5 and 6.</text:span></text:p>
      <text:p text:style-name="P6"/>
      <text:p text:style-name="P6">The file path of this script is:</text:p>
      <text:list xml:id="list428153784" text:continue-list="list1222928453" text:style-name="L5">
        <text:list-item>
          <text:p text:style-name="P28">/cob_calibration/cob_laser_calibration/scripts/</text:p>
        </text:list-item>
      </text:list>
      <text:p text:style-name="P6"/>
      <text:p text:style-name="P6">Imports:</text:p>
      <text:list xml:id="list2142893059" text:style-name="L10">
        <text:list-item>
          <text:p text:style-name="P33"><text:span text:style-name="T15">LaserScan</text:span><text:span text:style-name="T12"> message, is found in </text:span><text:span text:style-name="T15">sensor_msgs/msg</text:span></text:p>
        </text:list-item>
      </text:list>
      <text:p text:style-name="P6"/>
      <text:p text:style-name="P6"/>
      <text:p text:style-name="P11"><text:span text:style-name="T12">The class </text:span><text:span text:style-name="T14">Get_laserscan</text:span><text:span text:style-name="T12">:</text:span></text:p>
      <text:p text:style-name="P6"/>
      <text:list xml:id="list1676533238" text:style-name="L11">
        <text:list-item>
          <text:list>
            <text:list-item>
              <text:p text:style-name="P21">When initializing this class, all data used in this class is set back to zero so that a new average scan can be calculated.</text:p>
              <text:p text:style-name="P21"/>
            </text:list-item>
            <text:list-item>
              <text:p text:style-name="P34">Each time the <text:span text:style-name="T4">append_laserscan</text:span><text:span text:style-name="T9"> function is run, the new laser scan is averaged out over the amount of current scans creating a new average of all current laser scans plus the new scan.</text:span></text:p>
            </text:list-item>
          </text:list>
        </text:list-item>
      </text:list>
      <text:p text:style-name="P6"/>
      <text:p text:style-name="P6"/>
      <text:p text:style-name="P11"><text:span text:style-name="T12">The class </text:span><text:span text:style-name="T14">Visualize_laserscan</text:span><text:span text:style-name="T12">:</text:span></text:p>
      <text:p text:style-name="P1"/>
      <text:list xml:id="list244904072" text:style-name="L12">
        <text:list-item>
          <text:list>
            <text:list-item>
              <text:p text:style-name="P35">This class takes many of the global variables. All variables are being setup in the <text:span text:style-name="T4">__init__</text:span><text:span text:style-name="T9"> function and also here, all data used for new calculations are being reset.</text:span></text:p>
              <text:p text:style-name="P39"/>
            </text:list-item>
            <text:list-item>
              <text:p text:style-name="P35"><text:span text:style-name="T9">The main function of this class (</text:span><text:span text:style-name="T4">convert_to_image</text:span><text:span text:style-name="T9">) executes four other functions where we calculate the x and y coordinates of the image points, create the image, interpolate all points and draw the fixed objects into the image.</text:span></text:p>
              <text:p text:style-name="P35"><text:soft-page-break/></text:p>
            </text:list-item>
            <text:list-item>
              <text:p text:style-name="P35">In <text:span text:style-name="T4">calculate_image_points</text:span><text:span text:style-name="T9">, by u</text:span>sing the average laser scan measurements, we can compute the x and y coordinates for all laser scan points which will define most of our image that we will create later on.</text:p>
              <text:p text:style-name="P35"/>
              <text:list>
                <text:list-item>
                  <text:p text:style-name="P35">By starting with the minimum laser scan angle, we increment the angle until we reach the maximum angle of the laser scanner and create a list from all angles. </text:p>
                </text:list-item>
              </text:list>
              <text:p text:style-name="P35"/>
              <text:list text:continue-numbering="true">
                <text:list-item>
                  <text:p text:style-name="P35">For each angle we also have the distance from the laser scanner to the measured point. Using both distance and angle, we can compute x with: <text:span text:style-name="T4">distance*cos(angle)</text:span> and y with: <text:span text:style-name="T4">distance*sin(angle)</text:span>.</text:p>
                </text:list-item>
              </text:list>
              <text:p text:style-name="P35"/>
            </text:list-item>
            <text:list-item>
              <text:p text:style-name="P35">In <text:span text:style-name="T4">create_image</text:span><text:span text:style-name="T9">,</text:span> we create the image and set the position of the laser scanner in the image. All points will be with respect to this point called <text:span text:style-name="T4">origin</text:span><text:span text:style-name="T9">.</text:span></text:p>
              <text:p text:style-name="P35"/>
            </text:list-item>
            <text:list-item>
              <text:p text:style-name="P35">In <text:span text:style-name="T4">interpolate_points</text:span>, we draw a line between each two points.</text:p>
              <text:p text:style-name="P35"/>
              <text:list>
                <text:list-item>
                  <text:p text:style-name="P35">For every two points we compute the distance and angle between the two points using both x and y values. The distance is calculated by getting the hypotenuse and the angle is calculated by using arctangent.</text:p>
                  <text:p text:style-name="P35"/>
                </text:list-item>
                <text:list-item>
                  <text:p text:style-name="P35">To draw a line between the two points, we create a while loop that colors every pixel between the two points. A pixel has a value of one, so each round we add cos(angle) to the x-axis and sin(angle) to the y-axis creating a line along the hypotenuse.</text:p>
                </text:list-item>
              </text:list>
              <text:p text:style-name="P35"/>
            </text:list-item>
            <text:list-item>
              <text:p text:style-name="P35">In <text:span text:style-name="T4">draw_fixed_object</text:span>, we draw the laser scanner, center of the base and a box around the base representing the range of the robots body.</text:p>
              <text:p text:style-name="P35"/>
            </text:list-item>
            <text:list-item>
              <text:p text:style-name="P35">In <text:span text:style-name="T4">draw_calibration_object</text:span><text:span text:style-name="T9">, we first calculate the x,y and yaw coordinates of the calibration object before drawing the circles and triangle.</text:span></text:p>
              <text:p text:style-name="P35"/>
            </text:list-item>
            <text:list-item>
              <text:p text:style-name="P38"><text:span text:style-name="T1">In </text:span><text:span text:style-name="T5">show_image</text:span><text:span text:style-name="T10">, we show a visualization of the image containing the laser scan, laser scanner, base and calibration object. However, this image is only shown if the resolution is 200 or smaller.</text:span></text:p>
            </text:list-item>
          </text:list>
        </text:list-item>
      </text:list>
      <text:p text:style-name="P6"/>
      <text:p text:style-name="P6"/>
      <text:p text:style-name="P11"><text:span text:style-name="T12">The class </text:span><text:span text:style-name="T14">Detect_calibration_object</text:span><text:span text:style-name="T12">:</text:span></text:p>
      <text:p text:style-name="P1"/>
      <text:list xml:id="list2025751628" text:style-name="L13">
        <text:list-item>
          <text:list>
            <text:list-item>
              <text:p text:style-name="P36">Setup all variables and clear old data.</text:p>
              <text:p text:style-name="P36"/>
            </text:list-item>
            <text:list-item>
              <text:p text:style-name="P36">In <text:span text:style-name="T4">detect_cal_object</text:span><text:span text:style-name="T9">, we execute the function <text:s/>for detecting the calibration objects cylinders and convert the cylinder data into a calibration object pose.</text:span></text:p>
              <text:p text:style-name="P40"/>
              <text:list>
                <text:list-item>
                  <text:p text:style-name="P40">When all cylinders are received, we can calculate the center of the calibration object by adding up all cylinder coordinates and dividing them by three.</text:p>
                  <text:p text:style-name="P40"/>
                </text:list-item>
                <text:list-item>
                  <text:p text:style-name="P40">After the x and y coordinates of the calibration object center are determined, we still need to determine the rotation of the calibration object. In our case we only need yaw and this is calculated by getting the arctangent of the calibration object center and <text:soft-page-break/>cylinder and adding the fixed angle of the position of the cylinder within the calibration object.</text:p>
                  <text:p text:style-name="P40"/>
                </text:list-item>
              </text:list>
            </text:list-item>
          </text:list>
        </text:list-item>
      </text:list>
      <text:list xml:id="list82531574" text:style-name="L14">
        <text:list-item>
          <text:list>
            <text:list-item>
              <text:p text:style-name="P37"><text:span text:style-name="T9">In </text:span><text:span text:style-name="T4">detect_cal_obj_cylinders</text:span><text:span text:style-name="T9">, BLABLABLA</text:span></text:p>
            </text:list-item>
          </text:list>
        </text:list-item>
      </text:list>
      <text:p text:style-name="P1"/>
      <text:p text:style-name="P1"/>
      <text:p text:style-name="P1"/>
      <text:p text:style-name="P10">Further improvements</text:p>
      <text:p text:style-name="P8"/>
      <text:p text:style-name="P8">BLABLABLA</text:p>
      <text:p text:style-name="P8"/>
      <text:p text:style-name="P8"/>
      <text:p text:style-name="P10">Next steps</text:p>
      <text:p text:style-name="P8"/>
      <text:p text:style-name="P8">Create script for calculating all points on the checkerboard from the returned value of the determine_cal_obj_pose.py</text:p>
      <text:p text:style-name="P8"/>
      <text:p text:style-name="P8">A physical model of the calibration object has to be created. It is extremely important that all calibration object dimensions correspond with the variables in the <text:span text:style-name="T4">determine_cal_obj_pose.py</text:span></text:p>
      <text:p text:style-name="P8"/>
      <text:p text:style-name="P8">BLABL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äki</meta:initial-creator>
    <meta:creation-date>2013-08-07T10:02:31</meta:creation-date>
    <dc:date>2013-08-14T10:31:42</dc:date>
    <dc:creator>Daniel Mäki</dc:creator>
    <meta:editing-duration>P3DT9H5M58S</meta:editing-duration>
    <meta:editing-cycles>63</meta:editing-cycles>
    <meta:generator>LibreOffice/3.5$Linux_X86_64 LibreOffice_project/350m1$Build-2</meta:generator>
    <meta:document-statistic meta:table-count="0" meta:image-count="0" meta:object-count="0" meta:page-count="7" meta:paragraph-count="94" meta:word-count="2107" meta:character-count="13133" meta:non-whitespace-character-count="11161"/>
  </office:meta>
</office:document-meta>
</file>